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uesto" style:master-page-name="MPF0" style:family="paragraph">
      <style:paragraph-properties fo:break-before="page" fo:margin-top="0in" fo:margin-bottom="0in" style:page-number="2"/>
    </style:style>
    <style:style style:name="T2" style:parent-style-name="Fuentedepárrafopredeter." style:family="text">
      <style:text-properties fo:font-size="11pt" style:font-size-asian="11pt" style:font-size-complex="11pt" fo:language="es" fo:country="PE" style:language-asian="es" style:country-asian="PE"/>
    </style:style>
    <style:style style:name="P3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8pt" style:font-size-asian="8pt" style:font-size-complex="11pt" fo:language="es" fo:country="MX"/>
    </style:style>
    <style:style style:name="P4" style:parent-style-name="Normal" style:family="paragraph">
      <style:text-properties style:font-name="Arial" style:font-name-complex="Arial" fo:font-weight="bold" style:font-weight-asian="bold" fo:font-size="5pt" style:font-size-asian="5pt" style:font-size-complex="8pt" fo:language="es" fo:country="MX"/>
    </style:style>
    <style:style style:name="P5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/>
    </style:style>
    <style:style style:name="P6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/>
    </style:style>
    <style:style style:name="P7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/>
    </style:style>
    <style:style style:name="P8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9" style:parent-style-name="Textoindependiente3" style:family="paragraph">
      <style:text-properties style:font-name="Arial" style:font-name-complex="Arial" fo:font-weight="bold" style:font-weight-asian="bold" fo:font-size="3pt" style:font-size-asian="3pt" fo:language="es" fo:country="MX"/>
    </style:style>
    <style:style style:name="P10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11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12" style:parent-style-name="Textoindependiente2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13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14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15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16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7pt" style:font-size-asian="7pt"/>
    </style:style>
    <style:style style:name="T18" style:parent-style-name="Fuentedepárrafopredeter." style:family="text">
      <style:text-properties style:font-name="Arial" style:font-name-complex="Arial" fo:font-weight="bold" style:font-weight-asian="bold" fo:font-size="7pt" style:font-size-asian="7pt" style:rfc-language-tag="es-ES_tradnl" fo:language="es"/>
    </style:style>
    <style:style style:name="P19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20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21" style:parent-style-name="Textoindependiente2" style:family="paragraph">
      <style:text-properties style:font-name="Arial" style:font-name-complex="Arial" fo:font-weight="bold" style:font-weight-asian="bold" fo:font-size="7pt" style:font-size-asian="7pt" style:rfc-language-tag="es-ES_tradnl" fo:language="es"/>
    </style:style>
    <style:style style:name="P22" style:parent-style-name="Textoindependiente2" style:family="paragraph">
      <style:text-properties style:font-name="Arial" style:font-name-complex="Arial" fo:font-weight="bold" style:font-weight-asian="bold" fo:font-size="7pt" style:font-size-asian="7pt"/>
    </style:style>
    <style:style style:name="P23" style:parent-style-name="Textoindependiente2" style:family="paragraph">
      <style:text-properties style:font-name="Arial" style:font-name-complex="Arial" fo:font-weight="bold" style:font-weight-asian="bold" fo:font-size="7pt" style:font-size-asian="7pt"/>
    </style:style>
    <style:style style:name="P24" style:parent-style-name="Textoindependiente2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25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</style:style>
    <style:style style:name="T26" style:parent-style-name="Fuentedepárrafopredeter." style:family="text"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27" style:parent-style-name="Textoindependiente2" style:family="paragraph">
      <style:text-properties style:font-name="Arial" style:font-name-complex="Arial" fo:font-weight="bold" style:font-weight-asian="bold" fo:font-size="7pt" style:font-size-asian="7pt"/>
    </style:style>
    <style:style style:name="T28" style:parent-style-name="Fuentedepárrafopredeter." style:family="text">
      <style:text-properties style:font-name="Arial" style:font-name-complex="Arial" fo:font-weight="bold" style:font-weight-asian="bold" fo:font-size="7pt" style:font-size-asian="7pt"/>
    </style:style>
    <style:style style:name="T29" style:parent-style-name="Fuentedepárrafopredeter." style:family="text">
      <style:text-properties style:font-name="Arial" style:font-name-complex="Arial" fo:font-weight="bold" style:font-weight-asian="bold" fo:font-size="7pt" style:font-size-asian="7pt" style:rfc-language-tag="es-ES_tradnl" fo:language="es"/>
    </style:style>
    <style:style style:name="P30" style:parent-style-name="Textoindependiente2" style:family="paragraph">
      <style:text-properties style:font-name="Arial" style:font-name-complex="Arial" fo:font-weight="bold" style:font-weight-asian="bold" fo:font-size="7pt" style:font-size-asian="7pt" style:font-size-complex="7pt"/>
    </style:style>
    <style:style style:name="P31" style:parent-style-name="Textoindependiente2" style:family="paragraph">
      <style:text-properties style:font-name="Arial" style:font-name-complex="Arial" fo:font-weight="bold" style:font-weight-asian="bold" fo:font-size="7pt" style:font-size-asian="7pt"/>
    </style:style>
    <style:style style:name="P32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</style:style>
    <style:style style:name="T33" style:parent-style-name="Fuentedepárrafopredeter." style:family="text"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34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 fo:language="es" fo:country="MX"/>
    </style:style>
    <style:style style:name="P35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8pt" style:font-size-asian="8pt" style:font-size-complex="11pt" fo:language="es" fo:country="MX"/>
    </style:style>
    <style:style style:name="P36" style:parent-style-name="Normal" style:family="paragraph">
      <style:paragraph-properties fo:text-align="center"/>
      <style:text-properties style:font-name="Arial" style:font-name-complex="Arial" fo:font-weight="bold" style:font-weight-asian="bold" fo:font-size="5pt" style:font-size-asian="5pt" style:font-size-complex="8pt" fo:language="es" fo:country="MX"/>
    </style:style>
    <style:style style:name="P37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38" style:parent-style-name="Textoindependiente2" style:family="paragraph">
      <style:text-properties style:font-name="Arial" style:font-name-complex="Arial" fo:font-weight="bold" style:font-weight-asian="bold" fo:font-size="3pt" style:font-size-asian="3pt" fo:language="es" fo:country="MX"/>
    </style:style>
    <style:style style:name="P39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40" style:parent-style-name="Textoindependiente2" style:family="paragraph">
      <style:text-properties style:font-name="Arial" style:font-name-complex="Arial" fo:font-weight="bold" style:font-weight-asian="bold" fo:font-size="7pt" style:font-size-asian="7pt"/>
    </style:style>
    <style:style style:name="P41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42" style:parent-style-name="Textoindependiente2" style:family="paragraph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43" style:parent-style-name="Textoindependiente2" style:family="paragraph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44" style:parent-style-name="Textoindependiente2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5" style:parent-style-name="Normal" style:family="paragraph">
      <style:paragraph-properties fo:text-align="center">
        <style:tab-stops>
          <style:tab-stop style:type="left" style:position="-0.5in"/>
          <style:tab-stop style:type="left" style:position="0in"/>
        </style:tab-stops>
      </style:paragraph-properties>
      <style:text-properties style:font-name="Arial" style:font-name-complex="Arial" fo:font-weight="bold" style:font-weight-asian="bold" fo:letter-spacing="-0.002in" fo:font-size="6.5pt" style:font-size-asian="6.5pt" style:font-size-complex="7.5pt" fo:language="es" fo:country="MX"/>
    </style:style>
    <style:style style:name="P46" style:parent-style-name="Textoindependiente2" style:family="paragraph">
      <style:text-properties style:font-name="Arial" style:font-name-complex="Arial" fo:font-weight="bold" style:font-weight-asian="bold" style:font-weight-complex="bold" fo:font-size="4pt" style:font-size-asian="4pt" style:font-size-complex="8pt" fo:language="es" fo:country="MX"/>
    </style:style>
    <style:style style:name="P47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48" style:parent-style-name="Textoindependiente2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9" style:parent-style-name="Textoindependiente2" style:family="paragraph">
      <style:text-properties style:font-name="Arial" style:font-name-complex="Arial" fo:font-weight="bold" style:font-weight-asian="bold" style:font-weight-complex="bold" fo:font-size="7pt" style:font-size-asian="7pt" style:font-size-complex="7pt"/>
    </style:style>
    <style:style style:name="P50" style:parent-style-name="Textoindependiente" style:family="paragraph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51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/>
    </style:style>
    <style:style style:name="P52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/>
    </style:style>
    <style:style style:name="P53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/>
    </style:style>
    <style:style style:name="P54" style:parent-style-name="Normal" style:family="paragraph">
      <style:paragraph-properties fo:text-align="center">
        <style:tab-stops>
          <style:tab-stop style:type="left" style:position="-0.5in"/>
          <style:tab-stop style:type="left" style:position="0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pt" fo:country="BR"/>
    </style:style>
    <style:style style:name="P55" style:parent-style-name="Normal" style:family="paragraph">
      <style:paragraph-properties fo:text-align="center"/>
      <style:text-properties style:font-name="Arial" style:font-name-complex="Arial" fo:font-weight="bold" style:font-weight-asian="bold" fo:font-size="3pt" style:font-size-asian="3pt"/>
    </style:style>
    <style:style style:name="P56" style:parent-style-name="Normal" style:family="paragraph">
      <style:paragraph-properties fo:text-align="center">
        <style:tab-stops>
          <style:tab-stop style:type="left" style:position="-0.5in"/>
          <style:tab-stop style:type="left" style:position="0in"/>
          <style:tab-stop style:type="left" style:position="2.0673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pt" fo:country="BR"/>
    </style:style>
    <style:style style:name="P57" style:parent-style-name="Normal" style:family="paragraph">
      <style:paragraph-properties fo:text-align="center"/>
      <style:text-properties style:font-name="Arial" style:font-name-complex="Arial" fo:font-weight="bold" style:font-weight-asian="bold" fo:font-size="3pt" style:font-size-asian="3pt" fo:language="pt" fo:country="BR"/>
    </style:style>
    <style:style style:name="P58" style:parent-style-name="Textoindependiente2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59" style:parent-style-name="Título1" style:family="paragraph">
      <style:paragraph-properties fo:margin-left="0in" fo:text-indent="0in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</style:tab-stops>
      </style:paragraph-properties>
    </style:style>
    <style:style style:name="T60" style:parent-style-name="Fuentedepárrafopredeter." style:family="text">
      <style:text-properties style:font-weight-complex="normal" fo:font-size="10pt" style:font-size-asian="10pt" fo:language="es" fo:country="ES"/>
    </style:style>
    <style:style style:name="T61" style:parent-style-name="Fuentedepárrafopredeter." style:family="text">
      <style:text-properties fo:font-size="10pt" style:font-size-asian="10pt"/>
    </style:style>
    <style:style style:name="P62" style:parent-style-name="Textoindependiente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64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65" style:parent-style-name="Textoindependiente2" style:family="paragraph">
      <style:text-properties style:font-name="Arial" style:font-name-complex="Arial" fo:font-weight="bold" style:font-weight-asian="bold" fo:font-size="7pt" style:font-size-asian="7pt" fo:language="es" fo:country="MX"/>
    </style:style>
    <style:style style:name="P66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67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 fo:language="es" fo:country="MX"/>
    </style:style>
    <style:style style:name="P68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69" style:parent-style-name="Textoindependiente2" style:family="paragraph">
      <style:text-properties style:font-name="Arial" style:font-name-complex="Arial" fo:font-weight="bold" style:font-weight-asian="bold" fo:font-size="7pt" style:font-size-asian="7pt"/>
    </style:style>
    <style:style style:name="P70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color="#000000" fo:letter-spacing="-0.002in" fo:font-size="7pt" style:font-size-asian="7pt" style:font-size-complex="11pt" fo:language="es" fo:country="MX"/>
    </style:style>
    <style:style style:name="P71" style:parent-style-name="Textoindependiente2" style:family="paragraph">
      <style:text-properties style:font-name="Arial" style:font-name-complex="Arial" fo:font-weight="bold" style:font-weight-asian="bold" fo:font-size="7pt" style:font-size-asian="7pt" fo:language="es" fo:country="MX"/>
    </style:style>
    <style:style style:name="P72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</style:style>
    <style:style style:name="T73" style:parent-style-name="Fuentedepárrafopredeter." style:family="text"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7pt" style:font-size-asian="7pt" style:font-size-complex="11pt" fo:language="es" fo:country="MX"/>
    </style:style>
    <style:style style:name="P75" style:parent-style-name="Normal" style:family="paragraph">
      <style:paragraph-properties fo:text-align="center"/>
      <style:text-properties style:font-name="Arial" style:font-name-complex="Arial" fo:font-weight="bold" style:font-weight-asian="bold" fo:font-size="7pt" style:font-size-asian="7pt"/>
    </style:style>
    <style:style style:name="P7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7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7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7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8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81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82" style:parent-style-name="Textoindependiente2" style:family="paragraph">
      <style:text-properties style:font-name="Arial" style:font-name-complex="Arial" fo:font-weight="bold" style:font-weight-asian="bold" fo:font-size="3pt" style:font-size-asian="3pt"/>
    </style:style>
    <style:style style:name="P83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84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85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86" style:parent-style-name="Textoindependiente2" style:family="paragraph">
      <style:text-properties style:font-name="Arial" style:font-name-complex="Arial" fo:font-weight="bold" style:font-weight-asian="bold" fo:font-size="7pt" style:font-size-asian="7pt" style:font-size-complex="7pt"/>
    </style:style>
    <style:style style:name="P87" style:parent-style-name="Textoindependiente3" style:family="paragraph">
      <style:text-properties style:font-name="Arial" style:font-name-complex="Arial" fo:font-weight="bold" style:font-weight-asian="bold" fo:font-size="7pt" style:font-size-asian="7pt"/>
    </style:style>
    <style:style style:name="P88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89" style:parent-style-name="Textoindependiente2" style:family="paragraph">
      <style:text-properties style:font-name="Arial" style:font-name-complex="Arial" fo:font-weight="bold" style:font-weight-asian="bold" fo:font-size="7pt" style:font-size-asian="7pt"/>
    </style:style>
    <style:style style:name="P90" style:parent-style-name="Normal" style:family="paragraph">
      <style:paragraph-properties fo:text-align="center"/>
      <style:text-properties style:font-name="Arial" style:font-name-complex="Arial" fo:font-weight="bold" style:font-weight-asian="bold" fo:font-size="7.5pt" style:font-size-asian="7.5pt" style:font-size-complex="7.5pt"/>
    </style:style>
    <style:style style:name="P9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9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P93" style:parent-style-name="Normal" style:family="paragraph">
      <style:paragraph-properties fo:text-align="center">
        <style:tab-stops>
          <style:tab-stop style:type="left" style:position="-0.5in"/>
        </style:tab-stops>
      </style:paragraph-properties>
      <style:text-properties style:font-name="Arial" style:font-name-complex="Arial" fo:font-weight="bold" style:font-weight-asian="bold" fo:letter-spacing="-0.002in" fo:font-size="7pt" style:font-size-asian="7pt" style:font-size-complex="11pt" fo:language="es" fo:country="MX"/>
    </style:style>
    <style:style style:name="P94" style:parent-style-name="Textoindependiente2" style:family="paragraph">
      <style:text-properties style:font-name="Arial" style:font-name-complex="Arial" fo:font-weight="bold" style:font-weight-asian="bold" fo:font-size="3pt" style:font-size-asian="3pt"/>
    </style:style>
    <style:style style:name="T95" style:parent-style-name="Fuentedepárrafopredeter." style:family="text">
      <style:text-properties fo:font-size="11pt" style:font-size-asian="11pt" style:font-size-complex="11pt" fo:language="es" fo:country="PE" style:language-asian="es" style:country-asian="PE"/>
    </style:style>
    <style:style style:name="P9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family="graphic" style:name="a12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2" style:parent-style-name="Graphics">
      <style:graphic-properties fo:wrap-option="wrap" fo:padding-top="0.03937in" fo:padding-bottom="0.0118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5" style:parent-style-name="Graphics">
      <style:graphic-properties fo:wrap-option="wrap" fo:padding-top="0.05118in" fo:padding-bottom="0.01181in" fo:padding-left="0in" fo:padding-right="0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8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80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 style:parent-style-name="Graphics">
      <style:graphic-properties fo:wrap-option="wrap" fo:padding-top="0.01181in" fo:padding-bottom="0.0118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draw:fill="none" draw:stroke="dash" draw:stroke-dash="a83" svg:stroke-width="0.01042in" svg:stroke-color="#000000" svg:stroke-opacity="100%" draw:stroke-linejoin="round" svg:stroke-linecap="round"/>
    </style:style>
    <style:style style:family="graphic" style:name="a86">
      <style:graphic-properties draw:fill="none" draw:stroke="dash" draw:stroke-dash="a85" svg:stroke-width="0.01042in" svg:stroke-color="#000000" svg:stroke-opacity="100%" draw:stroke-linejoin="round" svg:stroke-linecap="round"/>
    </style:style>
    <style:style style:family="graphic" style:name="a88">
      <style:graphic-properties draw:fill="none" draw:stroke="dash" draw:stroke-dash="a87" svg:stroke-width="0.01042in" svg:stroke-color="#000000" svg:stroke-opacity="100%" draw:stroke-linejoin="round" svg:stroke-linecap="round"/>
    </style:style>
    <style:style style:family="graphic" style:name="a13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3" style:parent-style-name="Graphics">
      <style:graphic-properties fo:wrap-option="wrap" fo:padding-top="0.02756in" fo:padding-bottom="0.0118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1" style:parent-style-name="Graphics">
      <style:graphic-properties fo:wrap-option="wrap" fo:padding-top="0.01969in" fo:padding-bottom="0.01969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3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5" style:parent-style-name="Graphics">
      <style:graphic-properties fo:wrap-option="wrap" fo:padding-top="0.01969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8" style:parent-style-name="Graphics">
      <style:graphic-properties fo:wrap-option="wrap" fo:padding-top="0.05118in" fo:padding-bottom="0.01181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90">
      <style:graphic-properties draw:fill="none" draw:stroke="dash" draw:stroke-dash="a89" svg:stroke-width="0.01042in" svg:stroke-color="#000000" svg:stroke-opacity="100%" draw:stroke-linejoin="round" svg:stroke-linecap="round"/>
    </style:style>
    <style:style style:family="graphic" style:name="a92">
      <style:graphic-properties draw:fill="none" draw:stroke="dash" draw:stroke-dash="a91" svg:stroke-width="0.01042in" svg:stroke-color="#000000" svg:stroke-opacity="100%" draw:stroke-linejoin="round" svg:stroke-linecap="round"/>
    </style:style>
    <style:style style:family="graphic" style:name="a94">
      <style:graphic-properties draw:fill="none" draw:stroke="dash" draw:stroke-dash="a93" svg:stroke-width="0.01042in" svg:stroke-color="#000000" svg:stroke-opacity="100%" draw:stroke-linejoin="round" svg:stroke-linecap="round"/>
    </style:style>
    <style:style style:family="graphic" style:name="a95" style:parent-style-name="Graphics">
      <style:graphic-properties fo:wrap-option="wrap" fo:padding-top="0.05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 style:parent-style-name="Graphics">
      <style:graphic-properties fo:wrap-option="wrap" fo:padding-top="0.05in" fo:padding-bottom="0.05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" style:parent-style-name="Graphics">
      <style:graphic-properties fo:wrap-option="wrap" fo:padding-top="0.05118in" fo:padding-bottom="0.01181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fo:wrap-option="wrap" fo:padding-top="0.05in" fo:padding-bottom="0.01181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" style:parent-style-name="Graphics">
      <style:graphic-properties fo:wrap-option="wrap" fo:padding-top="0.05118in" fo:padding-bottom="0.01181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42" style:parent-style-name="Graphics">
      <style:graphic-properties fo:wrap-option="wrap" fo:padding-top="0.02362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4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4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2" style:parent-style-name="Graphics">
      <style:graphic-properties fo:wrap-option="wrap" fo:padding-top="0.03937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4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wrap-option="wrap" fo:padding-top="0.01181in" fo:padding-bottom="0.0118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wrap-option="wrap" fo:padding-top="0.01181in" fo:padding-bottom="0.0118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0" style:parent-style-name="Graphics">
      <style:graphic-properties fo:wrap-option="wrap" fo:padding-top="0.05118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">
      <style:graphic-properties draw:fill="none" draw:stroke="dash" draw:stroke-dash="a4" svg:stroke-width="0.01042in" svg:stroke-color="#000000" svg:stroke-opacity="100%" draw:stroke-linejoin="round" svg:stroke-linecap="round"/>
    </style:style>
    <style:style style:family="graphic" style:name="a10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">
      <style:graphic-properties draw:fill="none" draw:stroke="dash" draw:stroke-dash="a6" svg:stroke-width="0.01042in" svg:stroke-color="#000000" svg:stroke-opacity="100%" draw:stroke-linejoin="round" svg:stroke-linecap="round"/>
    </style:style>
    <style:style style:family="graphic" style:name="a103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9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" style:parent-style-name="Graphics">
      <style:graphic-properties fo:wrap-option="wrap" fo:padding-top="0.03937in" fo:padding-bottom="0.03937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" style:parent-style-name="Graphics">
      <style:graphic-properties fo:wrap-option="wrap" fo:padding-top="0.01181in" fo:padding-bottom="0.03937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" style:parent-style-name="Graphics">
      <style:graphic-properties fo:wrap-option="wrap" fo:padding-top="0.01181in" fo:padding-bottom="0.01181in" fo:padding-left="0.01575in" fo:padding-right="0.01575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" style:parent-style-name="Graphics">
      <style:graphic-properties fo:wrap-option="wrap" fo:padding-top="0.01181in" fo:padding-bottom="0.0118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8" style:parent-style-name="Graphics">
      <style:graphic-properties fo:wrap-option="wrap" fo:padding-top="0.03937in" fo:padding-bottom="0.03937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0" style:parent-style-name="Graphics">
      <style:graphic-properties fo:wrap-option="wrap" fo:padding-top="0.01181in" fo:padding-bottom="0.05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6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fo:wrap-option="wrap" fo:padding-top="0.03937in" fo:padding-bottom="0.01181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" style:parent-style-name="Graphics">
      <style:graphic-properties fo:wrap-option="wrap" fo:padding-top="0.01181in" fo:padding-bottom="0.0118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1" style:parent-style-name="Graphics">
      <style:graphic-properties fo:wrap-option="wrap" fo:padding-top="0.01969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0" style:parent-style-name="Graphics">
      <style:graphic-properties fo:wrap-option="wrap" fo:padding-top="0.01969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1" style:parent-style-name="Graphics">
      <style:graphic-properties fo:wrap-option="wrap" fo:padding-top="0.05in" fo:padding-bottom="0.05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 style:parent-style-name="Graphics">
      <style:graphic-properties fo:wrap-option="wrap" fo:padding-top="0.05118in" fo:padding-bottom="0.01181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7" style:parent-style-name="Graphics">
      <style:graphic-properties fo:wrap-option="wrap" fo:padding-top="0.05118in" fo:padding-bottom="0.01181in" fo:padding-left="0.09843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8" style:parent-style-name="Graphics">
      <style:graphic-properties fo:wrap-option="wrap" fo:padding-top="0.02362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9" style:parent-style-name="Graphics">
      <style:graphic-properties fo:wrap-option="wrap" fo:padding-top="0.03937in" fo:padding-bottom="0.03937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8" style:parent-style-name="Graphics">
      <style:graphic-properties fo:wrap-option="wrap" fo:padding-top="0.01969in" fo:padding-bottom="0.01181in" fo:padding-left="0.01181in" fo:padding-right="0.0118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2" style:parent-style-name="Graphics">
      <style:graphic-properties fo:wrap-option="wrap" fo:padding-top="0.05in" fo:padding-bottom="0.05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wrap-option="wrap" fo:padding-top="0.01969in" fo:padding-bottom="0.0118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 style:parent-style-name="Graphics">
      <style:graphic-properties fo:wrap-option="wrap" fo:padding-top="0.05118in" fo:padding-bottom="0.01181in" fo:padding-left="0.01969in" fo:padding-right="0.01969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9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 style:parent-style-name="Graphics">
      <style:graphic-properties fo:wrap-option="wrap" fo:padding-top="0.03937in" fo:padding-bottom="0.03937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draw:fill="none" draw:stroke="solid" svg:stroke-width="0.01042in" svg:stroke-color="#000000" svg:stroke-opacity="100%" draw:stroke-linejoin="round" svg:stroke-linecap="butt"/>
    </style:style>
  </office:automatic-styles>
  <office:body>
    <office:text text:use-soft-page-breaks="true">
      <text:p text:style-name="P1"><text:span text:style-name="T2"><draw:g draw:z-index="251660288" draw:name="Grupo 2" draw:id="id137" draw:style-name="a144" text:anchor-type="paragraph"><svg:title/><svg:desc/><draw:frame draw:id="id0" draw:style-name="a0" draw:name="Text Box 4" svg:x="1.03481in" svg:y="6.58032in" svg:width="4.2625in" svg:height="0.21389in" style:rel-width="scale" style:rel-height="scale"><draw:text-box><text:p text:style-name="P3">MUNICIPALIDADES DE CENTROS POBLADOS</text:p><text:p text:style-name="P4"/></draw:text-box><svg:title/><svg:desc/></draw:frame><draw:connector draw:type="line" svg:x1="-0.40825in" svg:y1="0.98101in" svg:x2="-0.40825in" svg:y2="6.68309in" draw:id="id1" draw:style-name="a1" draw:name="Line 5"><svg:title/><svg:desc/></draw:connector><draw:connector draw:type="line" svg:x1="-0.40825in" svg:y1="6.67407in" svg:x2="1.03481in" svg:y2="6.67407in" draw:id="id2" draw:style-name="a2" draw:name="Line 6"><svg:title/><svg:desc/></draw:connector><draw:connector draw:type="line" svg:x1="-0.40825in" svg:y1="0.98657in" svg:x2="4.83134in" svg:y2="0.98657in" draw:id="id3" draw:style-name="a3" draw:name="Line 7"><svg:title/><svg:desc/></draw:connector><draw:connector draw:type="line" svg:x1="5.85495in" svg:y1="1.67546in" svg:x2="6.10495in" svg:y2="1.67546in" draw:id="id4" draw:style-name="a5" draw:name="Line 8"><svg:title/><svg:desc/></draw:connector><draw:connector draw:type="line" svg:x1="5.85495in" svg:y1="1.91434in" svg:x2="6.10495in" svg:y2="1.91434in" draw:id="id5" draw:style-name="a7" draw:name="Line 9"><svg:title/><svg:desc/></draw:connector><draw:frame draw:id="id6" draw:style-name="a8" draw:name="Text Box 10" svg:x="6.09384in" svg:y="1.50879in" svg:width="1.75in" svg:height="0.26806in" style:rel-width="scale" style:rel-height="scale"><draw:text-box><text:p text:style-name="P5">JUNTA DE DELEGADOS VECINALES Y COMUNALES</text:p><text:p text:style-name="P6"/></draw:text-box><svg:title/><svg:desc/></draw:frame><draw:frame draw:id="id7" draw:style-name="a9" draw:name="Text Box 11" svg:x="6.09245in" svg:y="1.80046in" svg:width="1.75in" svg:height="0.26875in" style:rel-width="scale" style:rel-height="scale"><draw:text-box><text:p text:style-name="P7">COMITÉ DISTRITAL DE SEGURIDAD CIUDADANA</text:p></draw:text-box><svg:title/><svg:desc/></draw:frame><draw:frame draw:id="id8" draw:style-name="a10" draw:name="Text Box 12" svg:x="2.77717in" svg:y="1.75462in" svg:width="1.77153in" svg:height="0.31528in" style:rel-width="scale" style:rel-height="scale"><draw:text-box><text:p text:style-name="P8">OFICINA DE COMUNICACIÓN SOCIAL Y RELACIONES PÚBLICAS</text:p><text:p text:style-name="P9"/></draw:text-box><svg:title/><svg:desc/></draw:frame><draw:connector draw:type="line" svg:x1="2.57509in" svg:y1="2.7449in" svg:x2="2.57509in" svg:y2="2.85809in" draw:id="id9" draw:style-name="a11" draw:name="Line 13"><svg:title/><svg:desc/></draw:connector><draw:frame draw:id="id10" draw:style-name="a12" draw:name="Text Box 14" svg:x="1.91398in" svg:y="3.38518in" svg:width="1.37361in" svg:height="0.29236in" style:rel-width="scale" style:rel-height="scale"><draw:text-box><text:p text:style-name="P10">UNIDAD DE REGISTRO Y LICENCIAS<text:s/></text:p><text:p text:style-name="P11"/></draw:text-box><svg:title/><svg:desc/></draw:frame><draw:frame draw:id="id11" draw:style-name="a13" draw:name="Text Box 15" svg:x="1.86802in" svg:y="2.86157in" svg:width="1.77153in" svg:height="0.33958in" style:rel-width="scale" style:rel-height="scale"><draw:text-box><text:p text:style-name="P12">SUB GERENCIA DE ADMINISTRACION TRIBUTARIA</text:p></draw:text-box><svg:title/><svg:desc/></draw:frame><draw:connector draw:type="line" svg:x1="2.58064in" svg:y1="3.20115in" svg:x2="2.58064in" svg:y2="3.31434in" draw:id="id12" draw:style-name="a14" draw:name="Line 16"><svg:title/><svg:desc/></draw:connector><draw:connector draw:type="line" svg:x1="2.58064in" svg:y1="3.31434in" svg:x2="1.83064in" svg:y2="3.31434in" draw:id="id13" draw:style-name="a15" draw:name="Line 17"><svg:title/><svg:desc/></draw:connector><draw:connector draw:type="line" svg:x1="1.83064in" svg:y1="3.31434in" svg:x2="1.83064in" svg:y2="3.81573in" draw:id="id14" draw:style-name="a16" draw:name="Line 18"><svg:title/><svg:desc/></draw:connector><draw:connector draw:type="line" svg:x1="1.83064in" svg:y1="3.53171in" svg:x2="1.91398in" svg:y2="3.53171in" draw:id="id15" draw:style-name="a17" draw:name="Line 19"><svg:title/><svg:desc/></draw:connector><draw:frame draw:id="id16" draw:style-name="a18" draw:name="Text Box 20" svg:x="1.91537in" svg:y="3.71921in" svg:width="1.37778in" svg:height="0.31528in" style:rel-width="scale" style:rel-height="scale"><draw:text-box><text:p text:style-name="P13">UNIDAD DE RECAUDACION Y CONTROL DE LA DEUDA</text:p><text:p text:style-name="P14"/></draw:text-box><svg:title/><svg:desc/></draw:frame><draw:connector draw:type="line" svg:x1="1.83203in" svg:y1="3.81573in" svg:x2="1.91537in" svg:y2="3.81573in" draw:id="id17" draw:style-name="a19" draw:name="Line 21"><svg:title/><svg:desc/></draw:connector><draw:frame draw:id="id18" draw:style-name="a20" draw:name="Text Box 22" svg:x="6.78342in" svg:y="3.76157in" svg:width="2.08681in" svg:height="0.28333in" style:rel-width="scale" style:rel-height="scale"><draw:text-box><text:p text:style-name="P15">UNIDAD DE PLANIFICACION<text:s/></text:p><text:p text:style-name="P16">Y RACIONALIZACION</text:p></draw:text-box><svg:title/><svg:desc/></draw:frame><draw:frame draw:id="id19" draw:style-name="a21" draw:name="Text Box 23" svg:x="6.78342in" svg:y="3.41504in" svg:width="2.08681in" svg:height="0.30417in" style:rel-width="scale" style:rel-height="scale"><draw:text-box><text:p text:style-name="Textoindependiente2"><text:span text:style-name="T17">OFICINA</text:span><text:span text:style-name="T18"><text:s/>DE PROGRAMACION E INVERSIONES</text:span></text:p><text:p text:style-name="P19"/></draw:text-box><svg:title/><svg:desc/></draw:frame><draw:connector draw:type="line" svg:x1="7.58412in" svg:y1="3.26087in" svg:x2="7.58412in" svg:y2="3.35948in" draw:id="id20" draw:style-name="a22" draw:name="Line 24"><svg:title/><svg:desc/></draw:connector><draw:connector draw:type="line" svg:x1="7.58481in" svg:y1="3.35948in" svg:x2="6.70009in" svg:y2="3.35948in" draw:id="id21" draw:style-name="a23" draw:name="Line 25"><svg:title/><svg:desc/></draw:connector><draw:connector draw:type="line" svg:x1="6.70217in" svg:y1="3.3574in" svg:x2="6.70217in" svg:y2="4.19212in" draw:id="id22" draw:style-name="a24" draw:name="Line 26"><svg:title/><svg:desc/></draw:connector><draw:connector draw:type="line" svg:x1="6.70009in" svg:y1="4.19212in" svg:x2="6.78342in" svg:y2="4.19212in" draw:id="id23" draw:style-name="a25" draw:name="Line 27"><svg:title/><svg:desc/></draw:connector><draw:connector draw:type="line" svg:x1="6.70009in" svg:y1="3.53865in" svg:x2="6.78342in" svg:y2="3.53865in" draw:id="id24" draw:style-name="a26" draw:name="Line 28"><svg:title/><svg:desc/></draw:connector><draw:connector draw:type="line" svg:x1="6.70009in" svg:y1="3.86365in" svg:x2="6.78342in" svg:y2="3.86365in" draw:id="id25" draw:style-name="a27" draw:name="Line 29"><svg:title/><svg:desc/></draw:connector><draw:frame draw:id="id26" draw:style-name="a28" draw:name="Text Box 30" svg:x="6.78342in" svg:y="4.09282in" svg:width="2.09722in" svg:height="0.18958in" style:rel-width="scale" style:rel-height="scale"><draw:text-box><text:p text:style-name="P20">UNIDAD DE PRESUPUESTO</text:p><text:p text:style-name="P21"/></draw:text-box><svg:title/><svg:desc/></draw:frame><draw:connector draw:type="line" svg:x1="4.848in" svg:y1="2.61296in" svg:x2="4.848in" svg:y2="4.58518in" draw:id="id27" draw:style-name="a29" draw:name="Line 31"><svg:title/><svg:desc/></draw:connector><draw:connector draw:type="line" svg:x1="0.89106in" svg:y1="2.7449in" svg:x2="7.58412in" svg:y2="2.7449in" draw:id="id28" draw:style-name="a30" draw:name="Line 32"><svg:title/><svg:desc/></draw:connector><draw:connector draw:type="line" svg:x1="2.85634in" svg:y1="4.59768in" svg:x2="2.85634in" svg:y2="4.71087in" draw:id="id29" draw:style-name="a31" draw:name="Line 33"><svg:title/><svg:desc/></draw:connector><draw:frame draw:id="id30" draw:style-name="a32" draw:name="Text Box 34" svg:x="1.98064in" svg:y="5.24907in" svg:width="1.77153in" svg:height="0.19306in" style:rel-width="scale" style:rel-height="scale"><draw:text-box><text:p text:style-name="P22">DIVISION DE<text:s/>REGISTRO CIVIL</text:p><text:p text:style-name="P23"/></draw:text-box><svg:title/><svg:desc/></draw:frame><draw:connector draw:type="line" svg:x1="2.69453in" svg:y1="5.05184in" svg:x2="2.69453in" svg:y2="5.16504in" draw:id="id31" draw:style-name="a33" draw:name="Line 35"><svg:title/><svg:desc/></draw:connector><draw:connector draw:type="line" svg:x1="1.89731in" svg:y1="5.16504in" svg:x2="2.68481in" svg:y2="5.16504in" draw:id="id32" draw:style-name="a34" draw:name="Line 36"><svg:title/><svg:desc/></draw:connector><draw:frame draw:id="id33" draw:style-name="a35" draw:name="Text Box 37" svg:x="1.89662in" svg:y="4.72129in" svg:width="1.88958in" svg:height="0.33958in" style:rel-width="scale" style:rel-height="scale"><draw:text-box><text:p text:style-name="P24">SUB GERENCIA DE SERVICIOS MUNICIPALES</text:p></draw:text-box><svg:title/><svg:desc/></draw:frame><draw:connector draw:type="line" svg:x1="1.89731in" svg:y1="5.37893in" svg:x2="1.98064in" svg:y2="5.37893in" draw:id="id34" draw:style-name="a36" draw:name="Line 38"><svg:title/><svg:desc/></draw:connector><draw:connector draw:type="line" svg:x1="1.89731in" svg:y1="5.68726in" svg:x2="1.98064in" svg:y2="5.68726in" draw:id="id35" draw:style-name="a37" draw:name="Line 39"><svg:title/><svg:desc/></draw:connector><draw:frame draw:id="id36" draw:style-name="a38" draw:name="Text Box 40" svg:x="1.97648in" svg:y="5.83518in" svg:width="1.77153in" svg:height="0.29236in" style:rel-width="scale" style:rel-height="scale"><draw:text-box><text:p text:style-name="P25"><text:span text:style-name="T26">ÁREA TÉCNICA MUNICIPAL DE SANEAMIENTO</text:span></text:p><text:p text:style-name="P27"/></draw:text-box><svg:title/><svg:desc/></draw:frame><draw:connector draw:type="line" svg:x1="1.89731in" svg:y1="5.98796in" svg:x2="1.98064in" svg:y2="5.98796in" draw:id="id37" draw:style-name="a39" draw:name="Line 41"><svg:title/><svg:desc/></draw:connector><draw:connector draw:type="line" svg:x1="0.9362in" svg:y1="4.59351in" svg:x2="9.16467in" svg:y2="4.59351in" draw:id="id38" draw:style-name="a40" draw:name="Line 42"><svg:title/><svg:desc/></draw:connector><draw:frame draw:id="id39" draw:style-name="a41" draw:name="Text Box 43" svg:x="-0.06172in" svg:y="5.57684in" svg:width="1.77153in" svg:height="0.28403in" style:rel-width="scale" style:rel-height="scale"><draw:text-box><text:p text:style-name="Textoindependiente2"><text:span text:style-name="T28">DIVISION DE</text:span><text:span text:style-name="T29"><text:s/>ESTUDIOS Y PROYECTOS</text:span></text:p><text:p text:style-name="P30"/></draw:text-box><svg:title/><svg:desc/></draw:frame><draw:connector draw:type="line" svg:x1="0.94106in" svg:y1="4.59698in" svg:x2="0.94106in" svg:y2="4.71018in" draw:id="id40" draw:style-name="a42" draw:name="Line 44"><svg:title/><svg:desc/></draw:connector><draw:frame draw:id="id41" draw:style-name="a43" draw:name="Text Box 45" svg:x="-0.05894in" svg:y="5.25115in" svg:width="1.77153in" svg:height="0.28403in" style:rel-width="scale" style:rel-height="scale"><draw:text-box><text:p text:style-name="P31">DIVISION DE SUPERVISION Y EJECUCION DE OBRAS</text:p></draw:text-box><svg:title/><svg:desc/></draw:frame><draw:connector draw:type="line" svg:x1="7.02717in" svg:y1="4.60184in" svg:x2="7.02717in" svg:y2="4.71504in" draw:id="id42" draw:style-name="a44" draw:name="Line 46"><svg:title/><svg:desc/></draw:connector><draw:frame draw:id="id43" draw:style-name="a45" draw:name="Text Box 47" svg:x="6.30356in" svg:y="5.5574in" svg:width="1.85069in" svg:height="0.26389in" style:rel-width="scale" style:rel-height="scale"><draw:text-box><text:p text:style-name="P32"><text:span text:style-name="T33">DIVISIÓN DE PROGRAMAS SOCIALES Y PARTICIPACIÓN</text:span></text:p><text:p text:style-name="P34"/></draw:text-box><svg:title/><svg:desc/></draw:frame><draw:connector draw:type="line" svg:x1="-0.15616in" svg:y1="5.17129in" svg:x2="0.63134in" svg:y2="5.17129in" draw:id="id44" draw:style-name="a46" draw:name="Line 48"><svg:title/><svg:desc/></draw:connector><draw:connector draw:type="line" svg:x1="0.63967in" svg:y1="5.05809in" svg:x2="0.63967in" svg:y2="5.17129in" draw:id="id45" draw:style-name="a47" draw:name="Line 49"><svg:title/><svg:desc/></draw:connector><draw:frame draw:id="id46" draw:style-name="a48" draw:name="Text Box 50" svg:x="-0.27491in" svg:y="4.72059in" svg:width="1.99722in" svg:height="0.33958in" style:rel-width="scale" style:rel-height="scale"><draw:text-box><text:p text:style-name="P35">SUB GERENCIA DE<text:s/>DESARROLLO URBANO Y RURAL</text:p><text:p text:style-name="P36"/></draw:text-box><svg:title/><svg:desc/></draw:frame><draw:connector draw:type="line" svg:x1="-0.15616in" svg:y1="5.72198in" svg:x2="-0.07283in" svg:y2="5.72198in" draw:id="id47" draw:style-name="a49" draw:name="Line 51"><svg:title/><svg:desc/></draw:connector><draw:connector draw:type="line" svg:x1="-0.15616in" svg:y1="5.40948in" svg:x2="-0.07283in" svg:y2="5.40948in" draw:id="id48" draw:style-name="a50" draw:name="Line 52"><svg:title/><svg:desc/></draw:connector><draw:connector draw:type="line" svg:x1="7.01259in" svg:y1="5.05809in" svg:x2="7.01259in" svg:y2="5.17129in" draw:id="id49" draw:style-name="a51" draw:name="Line 53"><svg:title/><svg:desc/></draw:connector><draw:frame draw:id="id50" draw:style-name="a52" draw:name="Text Box 54" svg:x="6.30217in" svg:y="5.24907in" svg:width="1.85069in" svg:height="0.27153in" style:rel-width="scale" style:rel-height="scale"><draw:text-box><text:p text:style-name="P37">DIVISIÓN DE EDUCACIÓN, CULTURA, DEPORTES Y JUVENTUD.</text:p><text:p text:style-name="P38"/></draw:text-box><svg:title/><svg:desc/></draw:frame><draw:connector draw:type="line" svg:x1="6.21884in" svg:y1="5.17129in" svg:x2="7.00634in" svg:y2="5.17129in" draw:id="id51" draw:style-name="a53" draw:name="Line 55"><svg:title/><svg:desc/></draw:connector><draw:frame draw:id="id52" draw:style-name="a54" draw:name="Text Box 56" svg:x="0.23273in" svg:y="4.07476in" svg:width="1.37778in" svg:height="0.16806in" style:rel-width="scale" style:rel-height="scale"><draw:text-box><text:p text:style-name="P39">UNIDAD DE <text:s/>RR.HH.</text:p></draw:text-box><svg:title/><svg:desc/></draw:frame><draw:frame draw:id="id53" draw:style-name="a55" draw:name="Text Box 57" svg:x="0.23273in" svg:y="3.38379in" svg:width="1.37778in" svg:height="0.18889in" style:rel-width="scale" style:rel-height="scale"><draw:text-box><text:p text:style-name="P40">UNIDAD DE LOGISTICA</text:p></draw:text-box><svg:title/><svg:desc/></draw:frame><draw:frame draw:id="id54" draw:style-name="a56" draw:name="Text Box 58" svg:x="0.23273in" svg:y="3.61573in" svg:width="1.37778in" svg:height="0.18958in" style:rel-width="scale" style:rel-height="scale"><draw:text-box><text:p text:style-name="P41">UNIDAD DE CONTABILIDAD</text:p></draw:text-box><svg:title/><svg:desc/></draw:frame><draw:connector draw:type="line" svg:x1="0.90148in" svg:y1="2.7449in" svg:x2="0.90148in" svg:y2="2.85809in" draw:id="id55" draw:style-name="a57" draw:name="Line 59"><svg:title/><svg:desc/></draw:connector><draw:connector draw:type="line" svg:x1="5.75356in" svg:y1="2.7449in" svg:x2="5.75356in" svg:y2="2.85809in" draw:id="id56" draw:style-name="a58" draw:name="Line 60"><svg:title/><svg:desc/></draw:connector><draw:connector draw:type="line" svg:x1="7.58481in" svg:y1="2.7449in" svg:x2="7.58481in" svg:y2="2.85809in" draw:id="id57" draw:style-name="a59" draw:name="Line 61"><svg:title/><svg:desc/></draw:connector><draw:frame draw:id="id58" draw:style-name="a60" draw:name="Text Box 62" svg:x="5.09314in" svg:y="2.85809in" svg:width="1.33958in" svg:height="0.34028in" style:rel-width="scale" style:rel-height="scale"><draw:text-box><text:p text:style-name="P42">SUB GERENCIA DE<text:s/></text:p><text:p text:style-name="P43">ASESORÍA JURIDICA</text:p></draw:text-box><svg:title/><svg:desc/></draw:frame><draw:connector draw:type="line" svg:x1="0.14175in" svg:y1="3.31921in" svg:x2="0.14175in" svg:y2="4.17893in" draw:id="id59" draw:style-name="a61" draw:name="Line 63"><svg:title/><svg:desc/></draw:connector><draw:connector draw:type="line" svg:x1="0.15148in" svg:y1="3.70184in" svg:x2="0.23481in" svg:y2="3.70184in" draw:id="id60" draw:style-name="a62" draw:name="Line 64"><svg:title/><svg:desc/></draw:connector><draw:connector draw:type="line" svg:x1="0.15148in" svg:y1="3.94212in" svg:x2="0.23481in" svg:y2="3.94212in" draw:id="id61" draw:style-name="a63" draw:name="Line 65"><svg:title/><svg:desc/></draw:connector><draw:connector draw:type="line" svg:x1="0.15148in" svg:y1="3.31018in" svg:x2="0.90148in" svg:y2="3.31018in" draw:id="id62" draw:style-name="a64" draw:name="Line 66"><svg:title/><svg:desc/></draw:connector><draw:connector draw:type="line" svg:x1="0.90148in" svg:y1="3.19004in" svg:x2="0.90148in" svg:y2="3.30323in" draw:id="id63" draw:style-name="a65" draw:name="Line 67"><svg:title/><svg:desc/></draw:connector><draw:frame draw:id="id64" draw:style-name="a66" draw:name="Text Box 68" svg:x="-0.06727in" svg:y="2.85809in" svg:width="1.68611in" svg:height="0.33958in" style:rel-width="scale" style:rel-height="scale"><draw:text-box><text:p text:style-name="P44">SUB GERENCIA DE <text:s/>ADMINISTRACIÓN</text:p></draw:text-box><svg:title/><svg:desc/></draw:frame><draw:frame draw:id="id65" draw:style-name="a67" draw:name="Text Box 69" svg:x="6.68203in" svg:y="2.85601in" svg:width="2.11806in" svg:height="0.38472in" style:rel-width="scale" style:rel-height="scale"><draw:text-box><text:p text:style-name="P45">SUB GERENCIA DE PLANEAMIENTO,<text:s/>PRESUPUESTO Y PROGRAMACION DE INVERSIONES</text:p><text:p text:style-name="P46"/></draw:text-box><svg:title/><svg:desc/></draw:frame><draw:frame draw:id="id66" draw:style-name="a68" draw:name="Text Box 70" svg:x="0.23481in" svg:y="3.85184in" svg:width="1.37778in" svg:height="0.18056in" style:rel-width="scale" style:rel-height="scale"><draw:text-box><text:p text:style-name="P47">UNIDAD DE TESORERÍA</text:p></draw:text-box><svg:title/><svg:desc/></draw:frame><draw:connector draw:type="line" svg:x1="0.15148in" svg:y1="3.46712in" svg:x2="0.23481in" svg:y2="3.46712in" draw:id="id67" draw:style-name="a69" draw:name="Line 71"><svg:title/><svg:desc/></draw:connector><draw:connector draw:type="line" svg:x1="0.15148in" svg:y1="4.18448in" svg:x2="0.23481in" svg:y2="4.18448in" draw:id="id68" draw:style-name="a70" draw:name="Line 72"><svg:title/><svg:desc/></draw:connector><draw:connector draw:type="line" svg:x1="4.84037in" svg:y1="0.58171in" svg:x2="4.84037in" svg:y2="2.47407in" draw:id="id69" draw:style-name="a71" draw:name="Line 73"><svg:title/><svg:desc/></draw:connector><draw:frame draw:id="id70" draw:style-name="a72" draw:name="Text Box 74" svg:x="0.42856in" svg:y="1.34282in" svg:width="2.12917in" svg:height="0.25278in" style:rel-width="scale" style:rel-height="scale"><draw:text-box><text:p text:style-name="P48">OFICINA SECRETARÍA GENERAL</text:p></draw:text-box><svg:title/><svg:desc/></draw:frame><draw:frame draw:id="id71" draw:style-name="a73" draw:name="Text Box 75" svg:x="0.45495in" svg:y="1.76157in" svg:width="2.12569in" svg:height="0.19653in" style:rel-width="scale" style:rel-height="scale"><draw:text-box><text:p text:style-name="P49">OFICINA DE TRÁMITE DOCUMENTARIO</text:p></draw:text-box><svg:title/><svg:desc/></draw:frame><draw:frame draw:id="id72" draw:style-name="a74" draw:name="Text Box 76" svg:x="4.0605in" svg:y="2.37198in" svg:width="1.54444in" svg:height="0.24375in" style:rel-width="scale" style:rel-height="scale"><draw:text-box><text:p text:style-name="P50">GERENCIA MUNICIPAL</text:p></draw:text-box><svg:title/><svg:desc/></draw:frame><draw:connector draw:type="line" svg:x1="1.17023in" svg:y1="1.23309in" svg:x2="4.83134in" svg:y2="1.23309in" draw:id="id73" draw:style-name="a75" draw:name="Line 77"><svg:title/><svg:desc/></draw:connector><draw:connector draw:type="line" svg:x1="1.16745in" svg:y1="1.23309in" svg:x2="1.16745in" svg:y2="1.33518in" draw:id="id74" draw:style-name="a76" draw:name="Line 78"><svg:title/><svg:desc/></draw:connector><draw:connector draw:type="line" svg:x1="4.84662in" svg:y1="0.17337in" svg:x2="4.84662in" svg:y2="0.35046in" draw:id="id75" draw:style-name="a77" draw:name="Line 79"><svg:title/><svg:desc/></draw:connector><draw:connector draw:type="line" svg:x1="5.47995in" svg:y1="0.01782in" svg:x2="6.10564in" svg:y2="0.01782in" draw:id="id76" draw:style-name="a78" draw:name="Line 80"><svg:title/><svg:desc/></draw:connector><draw:frame draw:id="id77" draw:style-name="a79" draw:name="Text Box 81" svg:x="6.09245in" svg:y="0.32407in" svg:width="1.75in" svg:height="0.26875in" style:rel-width="scale" style:rel-height="scale"><draw:text-box><text:p text:style-name="P51">CONSEJO DE COORDINACIÓN LOCAL DISTRITAL</text:p></draw:text-box><svg:title/><svg:desc/></draw:frame><draw:frame draw:id="id78" draw:style-name="a80" draw:name="Text Box 82" svg:x="6.09245in" svg:y="0.61921in" svg:width="1.75in" svg:height="0.26806in" style:rel-width="scale" style:rel-height="scale"><draw:text-box><text:p text:style-name="P52">COMITÉ DISTRITAL DE DEFENSA CIVIL</text:p><text:p text:style-name="P53"/></draw:text-box><svg:title/><svg:desc/></draw:frame><draw:frame draw:id="id79" draw:style-name="a81" draw:name="Text Box 83" svg:x="6.09245in" svg:y="0.91365in" svg:width="1.75in" svg:height="0.26875in" style:rel-width="scale" style:rel-height="scale"><draw:text-box><text:p text:style-name="P54">COMITÉ VIGILANCIA DEL<text:s/>PRESUPUESTO PARTICIPATIVO</text:p><text:p text:style-name="P55"/></draw:text-box><svg:title/><svg:desc/></draw:frame><draw:frame draw:id="id80" draw:style-name="a82" draw:name="Text Box 84" svg:x="6.09245in" svg:y="1.21296in" svg:width="1.75in" svg:height="0.26875in" style:rel-width="scale" style:rel-height="scale"><draw:text-box><text:p text:style-name="P56">COMITÉ DE ADMINISTRACION DEL VASO DE LECHE</text:p><text:p text:style-name="P57"/></draw:text-box><svg:title/><svg:desc/></draw:frame><draw:connector draw:type="line" svg:x1="5.84245in" svg:y1="0.49212in" svg:x2="5.84245in" svg:y2="1.91434in" draw:id="id81" draw:style-name="a84" draw:name="Line 85"><svg:title/><svg:desc/></draw:connector><draw:connector draw:type="line" svg:x1="5.85842in" svg:y1="0.48518in" svg:x2="6.09245in" svg:y2="0.48518in" draw:id="id82" draw:style-name="a86" draw:name="Line 86"><svg:title/><svg:desc/></draw:connector><draw:connector draw:type="line" svg:x1="5.84245in" svg:y1="1.06504in" svg:x2="6.09245in" svg:y2="1.06504in" draw:id="id83" draw:style-name="a88" draw:name="Line 87"><svg:title/><svg:desc/></draw:connector><draw:connector draw:type="line" svg:x1="5.84245in" svg:y1="0.78934in" svg:x2="6.09245in" svg:y2="0.78934in" draw:id="id84" draw:style-name="a90" draw:name="Line 88"><svg:title/><svg:desc/></draw:connector><draw:connector draw:type="line" svg:x1="5.84245in" svg:y1="1.38934in" svg:x2="6.09245in" svg:y2="1.38934in" draw:id="id85" draw:style-name="a92" draw:name="Line 89"><svg:title/><svg:desc/></draw:connector><draw:connector draw:type="line" svg:x1="5.34245in" svg:y1="0.48518in" svg:x2="5.84245in" svg:y2="0.48518in" draw:id="id86" draw:style-name="a94" draw:name="Line 90"><svg:title/><svg:desc/></draw:connector><draw:frame draw:id="id87" draw:style-name="a95" draw:name="Text Box 91" svg:x="1.50287in" svg:y="0.59282in" svg:width="2.29167in" svg:height="0.24375in" style:rel-width="scale" style:rel-height="scale"><draw:text-box><text:p text:style-name="P58">ORGANO DE CONTROL INSTITUCIONAL</text:p></draw:text-box><svg:title/><svg:desc/></draw:frame><draw:frame draw:id="id88" draw:style-name="a96" draw:name="Text Box 92" svg:x="4.24662in" svg:y="0.33934in" svg:width="1.17917in" svg:height="0.25903in" style:rel-width="scale" style:rel-height="scale"><draw:text-box><text:h text:style-name="P59" text:outline-level="1"><text:span text:style-name="T60">ALCALDI</text:span><text:span text:style-name="T61">A</text:span></text:h></draw:text-box><svg:title/><svg:desc/></draw:frame><draw:frame draw:id="id89" draw:style-name="a97" draw:name="Text Box 93" svg:x="3.85204in" svg:y="-0.11066in" svg:width="1.73194in" svg:height="0.31597in" style:rel-width="scale" style:rel-height="scale"><draw:text-box><text:p text:style-name="P62">CONCEJO MUNICIPAL</text:p></draw:text-box><svg:title/><svg:desc/></draw:frame><draw:frame draw:id="id90" draw:style-name="a98" draw:name="Text Box 94" svg:x="6.10495in" svg:y="-0.11066in" svg:width="1.70833in" svg:height="0.24444in" style:rel-width="scale" style:rel-height="scale"><draw:text-box><text:p text:style-name="P63">COMISIONES DE REGIDORES</text:p></draw:text-box><svg:title/><svg:desc/></draw:frame><draw:frame draw:id="id91" draw:style-name="a99" draw:name="Text Box 95" svg:x="-0.06588in" svg:y="5.90254in" svg:width="1.77153in" svg:height="0.28333in" style:rel-width="scale" style:rel-height="scale"><draw:text-box><text:p text:style-name="P64">DIVISIÓN DE CATASTRO Y CONTROL URBANO</text:p><text:p text:style-name="P65"/></draw:text-box><svg:title/><svg:desc/></draw:frame><draw:connector draw:type="line" svg:x1="-0.15825in" svg:y1="5.17198in" svg:x2="-0.15825in" svg:y2="6.35532in" draw:id="id92" draw:style-name="a100" draw:name="Line 96"><svg:title/><svg:desc/></draw:connector><draw:connector draw:type="line" svg:x1="-0.152in" svg:y1="6.06851in" svg:x2="-0.06866in" svg:y2="6.06851in" draw:id="id93" draw:style-name="a101" draw:name="Line 97"><svg:title/><svg:desc/></draw:connector><draw:connector draw:type="line" svg:x1="4.84939in" svg:y1="4.59837in" svg:x2="4.84939in" svg:y2="4.71157in" draw:id="id94" draw:style-name="a102" draw:name="Line 98"><svg:title/><svg:desc/></draw:connector><draw:frame draw:id="id95" draw:style-name="a103" draw:name="Text Box 99" svg:x="4.11606in" svg:y="5.58587in" svg:width="1.77153in" svg:height="0.24931in" style:rel-width="scale" style:rel-height="scale"><draw:text-box><text:p text:style-name="P66">DIVISIÓN DE DESARROLLO EMPRESARIAL, MYPES Y<text:s/>TURISMO</text:p><text:p text:style-name="P67"/></draw:text-box><svg:title/><svg:desc/></draw:frame><draw:connector draw:type="line" svg:x1="4.81328in" svg:y1="5.05462in" svg:x2="4.81328in" svg:y2="5.16782in" draw:id="id96" draw:style-name="a104" draw:name="Line 100"><svg:title/><svg:desc/></draw:connector><draw:connector draw:type="line" svg:x1="4.0237in" svg:y1="5.36296in" svg:x2="4.10703in" svg:y2="5.36296in" draw:id="id97" draw:style-name="a105" draw:name="Line 101"><svg:title/><svg:desc/></draw:connector><draw:frame draw:id="id98" draw:style-name="a106" draw:name="Text Box 102" svg:x="4.11606in" svg:y="5.24976in" svg:width="1.77153in" svg:height="0.29236in" style:rel-width="scale" style:rel-height="scale"><draw:text-box><text:p text:style-name="P68">DIVISIÓN DE DESARROLLO AGROPECUARIO</text:p><text:p text:style-name="P69"/></draw:text-box><svg:title/><svg:desc/></draw:frame><draw:connector draw:type="line" svg:x1="4.02162in" svg:y1="5.16782in" svg:x2="4.80912in" svg:y2="5.16782in" draw:id="id99" draw:style-name="a107" draw:name="Line 103"><svg:title/><svg:desc/></draw:connector><draw:connector draw:type="line" svg:x1="4.0237in" svg:y1="5.69907in" svg:x2="4.10703in" svg:y2="5.69907in" draw:id="id100" draw:style-name="a108" draw:name="Line 104"><svg:title/><svg:desc/></draw:connector><draw:frame draw:id="id101" draw:style-name="a109" draw:name="Text Box 105" svg:x="1.98203in" svg:y="5.48171in" svg:width="1.77153in" svg:height="0.31181in" style:rel-width="scale" style:rel-height="scale"><draw:text-box><text:p text:style-name="P70">DIVISIÓN DE PARQUES, JARDINES, LIMPIEZA Y RESIDUOS SOLIDOS</text:p><text:p text:style-name="P71"/></draw:text-box><svg:title/><svg:desc/></draw:frame><draw:connector draw:type="line" svg:x1="4.02162in" svg:y1="5.98796in" svg:x2="4.10495in" svg:y2="5.98796in" draw:id="id102" draw:style-name="a110" draw:name="Line 106"><svg:title/><svg:desc/></draw:connector><draw:frame draw:id="id103" draw:style-name="a111" draw:name="Text Box 107" svg:x="6.30356in" svg:y="5.86087in" svg:width="1.85069in" svg:height="0.19236in" style:rel-width="scale" style:rel-height="scale"><draw:text-box><text:p text:style-name="P72"><text:span text:style-name="T73">DIVISIÓN DE<text:s/></text:span><text:span text:style-name="T74">BIENESTAR FAMILIAR</text:span></text:p><text:p text:style-name="P75"/></draw:text-box><svg:title/><svg:desc/></draw:frame><draw:connector draw:type="line" svg:x1="6.20842in" svg:y1="5.17546in" svg:x2="6.20842in" svg:y2="5.97337in" draw:id="id104" draw:style-name="a112" draw:name="Line 108"><svg:title/><svg:desc/></draw:connector><draw:connector draw:type="line" svg:x1="6.21259in" svg:y1="5.37893in" svg:x2="6.29592in" svg:y2="5.37893in" draw:id="id105" draw:style-name="a113" draw:name="Line 109"><svg:title/><svg:desc/></draw:connector><draw:connector draw:type="line" svg:x1="6.20842in" svg:y1="5.67754in" svg:x2="6.29175in" svg:y2="5.67754in" draw:id="id106" draw:style-name="a114" draw:name="Line 110"><svg:title/><svg:desc/></draw:connector><draw:connector draw:type="line" svg:x1="6.20842in" svg:y1="5.97337in" svg:x2="6.29175in" svg:y2="5.97337in" draw:id="id107" draw:style-name="a115" draw:name="Line 111"><svg:title/><svg:desc/></draw:connector><draw:frame draw:id="id108" draw:style-name="a116" draw:name="Text Box 112" svg:x="4.02162in" svg:y="4.72268in" svg:width="1.92569in" svg:height="0.33958in" style:rel-width="scale" style:rel-height="scale"><draw:text-box><text:p text:style-name="P76">SUB GERENCIA DE DESARROLLO<text:s/></text:p><text:p text:style-name="P77">ECONOMICO Y MEDIO AMBIENTE</text:p><text:p text:style-name="P78"/></draw:text-box><svg:title/><svg:desc/></draw:frame><draw:frame draw:id="id109" draw:style-name="a117" draw:name="Text Box 113" svg:x="6.14592in" svg:y="4.71921in" svg:width="1.88958in" svg:height="0.33958in" style:rel-width="scale" style:rel-height="scale"><draw:text-box><text:p text:style-name="P79">SUB GERENCIA DE DESARROLLO SOCIAL <text:s/></text:p><text:p text:style-name="P80"/></draw:text-box><svg:title/><svg:desc/></draw:frame><draw:frame draw:id="id110" draw:style-name="a118" draw:name="Text Box 114" svg:x="4.11606in" svg:y="5.88032in" svg:width="1.77153in" svg:height="0.27847in" style:rel-width="scale" style:rel-height="scale"><draw:text-box><text:p text:style-name="P81">DIVISIÓN DE<text:s/>COMERCIALIZACIÓN Y LICENCIAS</text:p><text:p text:style-name="P82"/></draw:text-box><svg:title/><svg:desc/></draw:frame><draw:frame draw:id="id111" draw:style-name="a119" draw:name="Text Box 115" svg:x="0.45564in" svg:y="1.98448in" svg:width="2.12569in" svg:height="0.18125in" style:rel-width="scale" style:rel-height="scale"><draw:text-box><text:p text:style-name="P83">OFICINA DE ARCHIVO</text:p><text:p text:style-name="P84"/></draw:text-box><svg:title/><svg:desc/></draw:frame><draw:frame draw:id="id112" draw:style-name="a120" draw:name="Text Box 116" svg:x="0.45564in" svg:y="2.20323in" svg:width="2.12569in" svg:height="0.19306in" style:rel-width="scale" style:rel-height="scale"><draw:text-box><text:p text:style-name="P85">OFICINA DE ORIENTACION AL CIUDADANO</text:p></draw:text-box><svg:title/><svg:desc/></draw:frame><draw:connector draw:type="line" svg:x1="1.16606in" svg:y1="1.60393in" svg:x2="1.16606in" svg:y2="1.70254in" draw:id="id113" draw:style-name="a121" draw:name="Line 117"><svg:title/><svg:desc/></draw:connector><draw:connector draw:type="line" svg:x1="1.17648in" svg:y1="1.69629in" svg:x2="0.36189in" svg:y2="1.69629in" draw:id="id114" draw:style-name="a122" draw:name="Line 118"><svg:title/><svg:desc/></draw:connector><draw:connector draw:type="line" svg:x1="0.36189in" svg:y1="1.69629in" svg:x2="0.36189in" svg:y2="2.27615in" draw:id="id115" draw:style-name="a123" draw:name="Line 119"><svg:title/><svg:desc/></draw:connector><draw:connector draw:type="line" svg:x1="0.36189in" svg:y1="1.84212in" svg:x2="0.45078in" svg:y2="1.84212in" draw:id="id116" draw:style-name="a124" draw:name="Line 120"><svg:title/><svg:desc/></draw:connector><draw:connector draw:type="line" svg:x1="0.35564in" svg:y1="2.2699in" svg:x2="0.45078in" svg:y2="2.2699in" draw:id="id117" draw:style-name="a125" draw:name="Line 121"><svg:title/><svg:desc/></draw:connector><draw:connector draw:type="line" svg:x1="0.36189in" svg:y1="2.06921in" svg:x2="0.45564in" svg:y2="2.0699in" draw:id="id118" draw:style-name="a126" draw:name="Line 122"><svg:title/><svg:desc/></draw:connector><draw:frame draw:id="id119" draw:style-name="a127" draw:name="Text Box 123" svg:x="-0.0638in" svg:y="6.22407in" svg:width="1.77153in" svg:height="0.28819in" style:rel-width="scale" style:rel-height="scale"><draw:text-box><text:p text:style-name="P86">DIVISION DE MAQUINARIA Y EQUIPOS</text:p></draw:text-box><svg:title/><svg:desc/></draw:frame><draw:connector draw:type="line" svg:x1="1.89662in" svg:y1="5.16365in" svg:x2="1.89731in" svg:y2="5.98796in" draw:id="id120" draw:style-name="a128" draw:name="Line 124"><svg:title/><svg:desc/></draw:connector><draw:connector draw:type="line" svg:x1="4.02509in" svg:y1="5.16782in" svg:x2="4.02509in" svg:y2="6.34907in" draw:id="id121" draw:style-name="a129" draw:name="Line 125"><svg:title/><svg:desc/></draw:connector><draw:connector draw:type="line" svg:x1="3.7987in" svg:y1="0.76712in" svg:x2="4.82231in" svg:y2="0.76712in" draw:id="id122" draw:style-name="a130" draw:name="Line 126"><svg:title/><svg:desc/></draw:connector><draw:connector draw:type="line" svg:x1="-0.14991in" svg:y1="6.36921in" svg:x2="-0.06658in" svg:y2="6.36921in" draw:id="id123" draw:style-name="a131" draw:name="Line 127"><svg:title/><svg:desc/></draw:connector><draw:g draw:name="Group 128" draw:id="id126"><svg:title/><svg:desc/><draw:connector draw:type="line" svg:x1="4.08967in" svg:y1="2.7449in" svg:x2="4.08967in" svg:y2="3.33518in" draw:id="id124" draw:style-name="a132" draw:name="Line 129"><svg:title/><svg:desc/></draw:connector><draw:frame draw:id="id125" draw:style-name="a133" draw:name="Text Box 130" svg:x="3.56884in" svg:y="3.34837in" svg:width="1.07292in" svg:height="0.41319in" style:rel-width="scale" style:rel-height="scale"><draw:text-box><text:p text:style-name="P87">OFICINA <text:s/>DE EJECUCIÓN COACTIVA</text:p></draw:text-box><svg:title/><svg:desc/></draw:frame></draw:g><draw:connector draw:type="line" svg:x1="3.54245in" svg:y1="1.23587in" svg:x2="3.54245in" svg:y2="1.74768in" draw:id="id127" draw:style-name="a134" draw:name="Line 131"><svg:title/><svg:desc/></draw:connector><draw:connector draw:type="line" svg:x1="9.17925in" svg:y1="4.59073in" svg:x2="9.17925in" svg:y2="4.70393in" draw:id="id128" draw:style-name="a135" draw:name="Line 132"><svg:title/><svg:desc/></draw:connector><draw:connector draw:type="line" svg:x1="9.14314in" svg:y1="5.04698in" svg:x2="9.14314in" svg:y2="5.16018in" draw:id="id129" draw:style-name="a136" draw:name="Line 133"><svg:title/><svg:desc/></draw:connector><draw:connector draw:type="line" svg:x1="8.35356in" svg:y1="5.36712in" svg:x2="8.43689in" svg:y2="5.36712in" draw:id="id130" draw:style-name="a137" draw:name="Line 134"><svg:title/><svg:desc/></draw:connector><draw:frame draw:id="id131" draw:style-name="a138" draw:name="Text Box 135" svg:x="8.44592in" svg:y="5.26573in" svg:width="1.77153in" svg:height="0.19236in" style:rel-width="scale" style:rel-height="scale"><draw:text-box><text:p text:style-name="P88">DIVISIÓN DE DEFENSA CIVIL</text:p><text:p text:style-name="P89"/></draw:text-box><svg:title/><svg:desc/></draw:frame><draw:connector draw:type="line" svg:x1="8.35148in" svg:y1="5.16018in" svg:x2="9.13898in" svg:y2="5.16018in" draw:id="id132" draw:style-name="a139" draw:name="Line 136"><svg:title/><svg:desc/></draw:connector><draw:frame draw:id="id133" draw:style-name="a140" draw:name="Text Box 137" svg:x="8.35148in" svg:y="4.71504in" svg:width="1.92569in" svg:height="0.33958in" style:rel-width="scale" style:rel-height="scale"><draw:text-box><text:p text:style-name="P90">SUB GERENCIA DE GESTION DE RIESGOS DE DESASTRES</text:p><text:p text:style-name="P91"/><text:p text:style-name="P92"/></draw:text-box><svg:title/><svg:desc/></draw:frame><draw:connector draw:type="line" svg:x1="8.35356in" svg:y1="5.17268in" svg:x2="8.35356in" svg:y2="5.36921in" draw:id="id134" draw:style-name="a141" draw:name="Line 138"><svg:title/><svg:desc/></draw:connector><draw:frame draw:id="id135" draw:style-name="a142" draw:name="Text Box 139" svg:x="4.10495in" svg:y="6.20948in" svg:width="1.77153in" svg:height="0.27847in" style:rel-width="scale" style:rel-height="scale"><draw:text-box><text:p text:style-name="P93">DIVISIÓN LOCAL<text:s/>DE EVALUACION Y FISCALIZACION AMBIENTAL</text:p><text:p text:style-name="P94"/></draw:text-box><svg:title/><svg:desc/></draw:frame><draw:connector draw:type="line" svg:x1="4.01675in" svg:y1="6.35254in" svg:x2="4.10009in" svg:y2="6.35254in" draw:id="id136" draw:style-name="a143" draw:name="Line 140"><svg:title/><svg:desc/></draw:connector></draw:g></text:span><text:span text:style-name="T95"><draw:frame draw:z-index="251659264" draw:id="id138" draw:style-name="a145" draw:name="Cuadro de texto 1" text:anchor-type="paragraph" svg:x="1.53333in" svg:y="-0.75278in" svg:width="6.875in" svg:height="0.31528in" style:rel-width="scale" style:rel-height="scale"><draw:text-box><text:p text:style-name="P96">ANEXO Nº 1</text:p><text:p text:style-name="P97">ESTRUCTURA ORGÁNICA MUNICIPALIDAD DISTRITAL DE CHONGOS BAJO</text:p></draw:text-box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left="1.5in" fo:text-indent="-1.5in">
        <style:tab-stops>
          <style:tab-stop style:type="left" style:position="-2in"/>
          <style:tab-stop style:type="left" style:position="-1.5in"/>
          <style:tab-stop style:type="left" style:position="-1in"/>
          <style:tab-stop style:type="left" style:position="-0.5in"/>
        </style:tab-stops>
      </style:paragraph-properties>
      <style:text-properties style:font-name="Arial" style:font-name-complex="Arial" fo:font-weight="bold" style:font-weight-asian="bold" style:font-weight-complex="bold" fo:letter-spacing="-0.002in" fo:font-size="11pt" style:font-size-asian="11pt" fo:language="es" fo:country="MX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rial" style:font-name-asian="Times New Roman" style:font-name-complex="Arial" fo:font-weight="bold" style:font-weight-asian="bold" style:font-weight-complex="bold" fo:letter-spacing="-0.002in" style:font-size-complex="12pt" fo:language="es" fo:country="MX" style:language-asian="es" style:country-asian="ES"/>
    </style:style>
    <style:style style:name="Textoindependiente" style:display-name="Texto independiente" style:family="paragraph" style:parent-style-name="Normal">
      <style:paragraph-properties fo:text-align="center"/>
      <style:text-properties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extoindependiente2" style:display-name="Texto independiente 2" style:family="paragraph" style:parent-style-name="Normal">
      <style:paragraph-properties fo:text-align="center"/>
      <style:text-properties fo:font-size="9pt" style:font-size-asian="9pt" fo:hyphenate="false"/>
    </style:style>
    <style:style style:name="Textoindependiente2Car" style:display-name="Texto independiente 2 Car" style:family="text" style:parent-style-name="Fuentedepárrafopredeter.">
      <style:text-properties style:font-name="Times New Roman" style:font-name-asian="Times New Roman" style:font-name-complex="Times New Roman" fo:font-size="9pt" style:font-size-asian="9pt" style:font-size-complex="12pt" style:language-asian="es" style:country-asian="ES"/>
    </style:style>
    <style:style style:name="Textoindependiente3" style:display-name="Texto independiente 3" style:family="paragraph" style:parent-style-name="Normal">
      <style:paragraph-properties fo:text-align="center"/>
      <style:text-properties fo:font-size="8pt" style:font-size-asian="8pt" fo:hyphenate="false"/>
    </style:style>
    <style:style style:name="Textoindependiente3Car" style:display-name="Texto independiente 3 Car" style:family="text" style:parent-style-name="Fuentedepárrafopredeter.">
      <style:text-properties style:font-name="Times New Roman" style:font-name-asian="Times New Roman" style:font-name-complex="Times New Roman" fo:font-size="8pt" style:font-size-asian="8pt" style:font-size-complex="12pt" style:language-asian="es" style:country-asian="ES"/>
    </style:style>
    <style:style style:name="Puesto" style:display-name="Puesto" style:family="paragraph" style:parent-style-name="Normal" style:default-outline-level="1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PuestoCar" style:display-name="Puesto Car" style:family="text" style:parent-style-name="Fuentedepárrafopredeter.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6" draw:style="rect" draw:dots1="1" draw:dots1-length="0.01042in" draw:distance="0.01042in"/>
    <draw:stroke-dash draw:name="a85" draw:style="rect" draw:dots1="1" draw:dots1-length="0.01042in" draw:distance="0.01042in"/>
    <draw:stroke-dash draw:name="a91" draw:style="rect" draw:dots1="1" draw:dots1-length="0.01042in" draw:distance="0.01042in"/>
    <draw:stroke-dash draw:name="a87" draw:style="rect" draw:dots1="1" draw:dots1-length="0.01042in" draw:distance="0.01042in"/>
    <draw:stroke-dash draw:name="a93" draw:style="rect" draw:dots1="1" draw:dots1-length="0.01042in" draw:distance="0.01042in"/>
    <draw:stroke-dash draw:name="a89" draw:style="rect" draw:dots1="1" draw:dots1-length="0.01042in" draw:distance="0.01042in"/>
    <draw:stroke-dash draw:name="a4" draw:style="rect" draw:dots1="1" draw:dots1-length="0.01042in" draw:distance="0.01042in"/>
    <draw:stroke-dash draw:name="a83" draw:style="rect" draw:dots1="1" draw:dots1-length="0.01042in" draw:distance="0.01042in"/>
  </office:styles>
  <office:automatic-styles>
    <style:page-layout style:name="PL0">
      <style:page-layout-properties fo:page-width="11.6944in" fo:page-height="8.2687in" style:print-orientation="landscape" fo:margin-top="1.1812in" fo:margin-left="0.9847in" fo:margin-bottom="0.9847in" fo:margin-right="1.4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re x siempre</meta:initial-creator>
    <dc:creator>avril</dc:creator>
    <meta:creation-date>2015-11-20T20:26:00Z</meta:creation-date>
    <dc:date>2015-11-20T20:26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